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2168d" officeooo:paragraph-rsid="0022168d"/>
    </style:style>
    <style:style style:name="P2" style:family="paragraph" style:parent-style-name="Text_20_body">
      <style:paragraph-properties fo:text-align="start" style:justify-single-word="false"/>
      <style:text-properties officeooo:paragraph-rsid="0022168d"/>
    </style:style>
    <style:style style:name="T1" style:family="text">
      <style:text-properties officeooo:rsid="002216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500 Miles</text:h>
      <text:h text:style-name="Heading_20_2" text:outline-level="2">A D E</text:h>
      <text:p text:style-name="P2">𝅘𝅥 𝅘𝅥 𝅘𝅥 𝅘𝅥𝅮𝅘𝅥𝅮 𝅘𝅥 𝅘𝅥 𝅘𝅥 𝅘𝅥 </text:p>
      <text:h text:style-name="Heading_20_3" text:outline-level="3">When I wake up, </text:h>
      <text:p text:style-name="P2">well, I know I′m gonna be, I'm gonna be the man who wakes up next to you</text:p>
      <text:p text:style-name="P2">When I go out, yeah, I know I′m gonna be, I'm gonna be the man who goes along with you</text:p>
      <text:h text:style-name="Heading_20_3" text:outline-level="3">If I get drunk, </text:h>
      <text:p text:style-name="P2">well, I know I'm gonna be, I′m gonna be the man who gets drunk next to you</text:p>
      <text:p text:style-name="P2">And if I haver, hey, I know I′m gonna be, I'm gonna be the man who′s havering to you</text:p>
      <text:p text:style-name="P2"/>
      <text:p text:style-name="P2">But I would walk 500 miles, And I would walk 500 more</text:p>
      <text:p text:style-name="P2">Just to be the man who walks a thousand miles, To fall down at your door</text:p>
      <text:h text:style-name="Heading_20_3" text:outline-level="3">When I'm working, </text:h>
      <text:p text:style-name="P2">yes I know I′m gonna be, I'm gonna be the man who′s working hard for you</text:p>
      <text:p text:style-name="P2">And when the money comes in for the work I do, I'll pass almost every penny on to you</text:p>
      <text:h text:style-name="Heading_20_3" text:outline-level="3">When I come home (when I come home), </text:h>
      <text:p text:style-name="P2">oh, I know I'm gonna be, I′m gonna be the man who comes back home to you</text:p>
      <text:p text:style-name="P2">And if I grow old, well, I know I′m gonna be, I'm gonna be the man who′s growing old with you</text:p>
      <text:p text:style-name="P2"/>
      <text:p text:style-name="P2">But I would walk 500 miles …</text:p>
      <text:h text:style-name="Heading_20_3" text:outline-level="3">When I'm lonely, </text:h>
      <text:p text:style-name="P2">well, I know I′m gonna be, I'm gonna be the man who′s lonely without you</text:p>
      <text:p text:style-name="P2">And when I'm dreaming, well, I know I'm gonna dream, I′m gonna dream about the time when I′m with you</text:p>
      <text:h text:style-name="Heading_20_3" text:outline-level="3">When I go out (when I go out), </text:h>
      <text:p text:style-name="P2">well, I know I'm gonna be, I′m gonna be the man who goes along with you</text:p>
      <text:p text:style-name="P2">And when I come home (when I come home), yes, I know I'm gonna be, </text:p>
      <text:p text:style-name="P2">I′m gonna be the man who comes back home with you, I'm gonna be the man who′s coming home with you</text:p>
      <text:p text:style-name="P2"/>
      <text:p text:style-name="P2">But I would walk 500 miles … <text:span text:style-name="T1">(2 times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6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6:49:05.993087212</meta:creation-date>
    <dc:title>SongSheet</dc:title>
    <meta:editing-cycles>2</meta:editing-cycles>
    <meta:generator>LibreOffice/7.6.4.1$MacOSX_AARCH64 LibreOffice_project/e19e193f88cd6c0525a17fb7a176ed8e6a3e2aa1</meta:generator>
    <meta:editing-duration>PT7M1S</meta:editing-duration>
    <dc:date>2025-04-19T06:56:06.847203080</dc:date>
    <meta:document-statistic meta:table-count="0" meta:image-count="0" meta:object-count="0" meta:page-count="1" meta:paragraph-count="26" meta:word-count="320" meta:character-count="1404" meta:non-whitespace-character-count="1102"/>
    <meta:template xlink:type="simple" xlink:actuate="onRequest" xlink:title="SongSheet" xlink:href="../../../../Library/Application%20Support/LibreOffice/4/user/template/SongSheet.ott" meta:date="2025-04-19T06:49:05.911417261"/>
  </office:meta>
</office:document-meta>
</file>